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6000001287FF9B471A4D43487.jpg" manifest:media-type="image/jpeg"/>
  <manifest:file-entry manifest:full-path="Pictures/100000000000018F000000C420A9BC2515406D1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177" officeooo:paragraph-rsid="0008c177"/>
    </style:style>
    <style:style style:name="P2" style:family="paragraph">
      <loext:graphic-properties draw:fill="none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Image 1" draw:style-name="gr1" draw:text-style-name="P2" svg:width="10.914cm" svg:height="5.875cm" svg:x="1.307cm" svg:y="3.104cm"><draw:image xlink:href="Pictures/1000000000000226000001287FF9B471A4D43487.jpg" xlink:type="simple" xlink:show="embed" xlink:actuate="onLoad" draw:mime-type="image/jpeg"><text:p/></draw:image></draw:frame>HTML</text:p>
      <text:p text:style-name="P1"/>
      <text:p text:style-name="P1"><draw:frame text:anchor-type="paragraph" draw:z-index="1" draw:name="Image 2" draw:style-name="gr1" draw:text-style-name="P2" svg:width="11.413cm" svg:height="5.606cm" svg:x="1.129cm" svg:y="8.678cm"><draw:image xlink:href="Pictures/100000000000018F000000C420A9BC2515406D10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9:53:16.350000000</meta:creation-date>
    <dc:date>2023-09-24T20:16:38.032000000</dc:date>
    <meta:editing-duration>PT23M2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6.0.3$Windows_X86_64 LibreOffice_project/69edd8b8ebc41d00b4de3915dc82f8f0fc3b6265</meta:generator>
  </office:meta>
</office:document-meta>
</file>